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Times New Roman" fo:font-size="11pt" fo:font-weight="bold" officeooo:rsid="0002295f" officeooo:paragraph-rsid="0002295f" style:font-size-asian="11pt" style:font-weight-asian="bold" style:font-size-complex="11pt" style:font-weight-complex="bold"/>
    </style:style>
    <style:style style:name="P2" style:family="paragraph" style:parent-style-name="Standard">
      <style:paragraph-properties fo:margin-top="0in" fo:margin-bottom="0in" loext:contextual-spacing="false" fo:text-align="center" style:justify-single-word="false"/>
      <style:text-properties style:font-name="Times New Roman" fo:font-size="11pt" fo:font-weight="bold" officeooo:rsid="0002295f" officeooo:paragraph-rsid="0002295f" style:font-size-asian="11pt" style:font-weight-asian="bold" style:font-size-complex="11pt" style:font-weight-complex="bold"/>
    </style:style>
    <style:style style:name="P3" style:family="paragraph" style:parent-style-name="Standard">
      <style:paragraph-properties fo:margin-top="0in" fo:margin-bottom="0in" loext:contextual-spacing="false" fo:text-align="center" style:justify-single-word="false"/>
      <style:text-properties style:font-name="Times New Roman" fo:font-size="11pt" fo:font-weight="bold" officeooo:rsid="0002295f" officeooo:paragraph-rsid="000c812f" style:font-size-asian="11pt" style:font-weight-asian="bold" style:font-size-complex="11pt" style:font-weight-complex="bold"/>
    </style:style>
    <style:style style:name="P4" style:family="paragraph" style:parent-style-name="Standard">
      <style:paragraph-properties fo:margin-top="0in" fo:margin-bottom="0in" loext:contextual-spacing="false" fo:text-align="center" style:justify-single-word="false"/>
      <style:text-properties style:font-name="Times New Roman" fo:font-size="11pt" fo:font-weight="bold" officeooo:rsid="000c812f" officeooo:paragraph-rsid="000c812f" style:font-size-asian="11pt" style:font-weight-asian="bold" style:font-size-complex="11pt" style:font-weight-complex="bold"/>
    </style:style>
    <style:style style:name="P5" style:family="paragraph" style:parent-style-name="Standard">
      <style:paragraph-properties fo:margin-top="0in" fo:margin-bottom="0in" loext:contextual-spacing="false" fo:text-align="justify" style:justify-single-word="false"/>
      <style:text-properties style:font-name="Times New Roman" fo:font-size="11pt" fo:font-weight="normal" officeooo:rsid="0002295f" officeooo:paragraph-rsid="0002295f" style:font-size-asian="11pt" style:font-weight-asian="normal" style:font-size-complex="11pt" style:font-weight-complex="normal"/>
    </style:style>
    <style:style style:name="P6" style:family="paragraph" style:parent-style-name="Standard">
      <style:paragraph-properties fo:margin-top="0in" fo:margin-bottom="0in" loext:contextual-spacing="false" fo:text-align="justify" style:justify-single-word="false"/>
      <style:text-properties style:font-name="Times New Roman" fo:font-size="11pt" fo:font-weight="normal" officeooo:rsid="0002295f" officeooo:paragraph-rsid="0018ffb3" style:font-size-asian="11pt" style:font-weight-asian="normal" style:font-size-complex="11pt" style:font-weight-complex="normal"/>
    </style:style>
    <style:style style:name="P7" style:family="paragraph" style:parent-style-name="Standard">
      <style:paragraph-properties fo:margin-top="0in" fo:margin-bottom="0in" loext:contextual-spacing="false" fo:text-align="justify" style:justify-single-word="false"/>
      <style:text-properties style:font-name="Times New Roman" fo:font-size="11pt" fo:font-weight="normal" officeooo:rsid="00032514" officeooo:paragraph-rsid="00032514" style:font-size-asian="11pt" style:font-weight-asian="normal" style:font-size-complex="11pt" style:font-weight-complex="normal"/>
    </style:style>
    <style:style style:name="P8" style:family="paragraph" style:parent-style-name="Standard">
      <style:paragraph-properties fo:margin-top="0in" fo:margin-bottom="0in" loext:contextual-spacing="false" fo:text-align="justify" style:justify-single-word="false"/>
      <style:text-properties style:font-name="Times New Roman" fo:font-size="11pt" fo:font-weight="normal" officeooo:rsid="00051bc7" officeooo:paragraph-rsid="00051bc7" style:font-size-asian="11pt" style:font-weight-asian="normal" style:font-size-complex="11pt" style:font-weight-complex="normal"/>
    </style:style>
    <style:style style:name="P9" style:family="paragraph" style:parent-style-name="Standard">
      <style:paragraph-properties fo:margin-top="0in" fo:margin-bottom="0in" loext:contextual-spacing="false" fo:text-align="justify" style:justify-single-word="false"/>
      <style:text-properties style:font-name="Times New Roman" fo:font-size="11pt" fo:font-weight="normal" officeooo:rsid="00069168" officeooo:paragraph-rsid="00069168" style:font-size-asian="11pt" style:font-weight-asian="normal" style:font-size-complex="11pt" style:font-weight-complex="normal"/>
    </style:style>
    <style:style style:name="P10" style:family="paragraph" style:parent-style-name="Standard" style:list-style-name="L1">
      <style:paragraph-properties fo:margin-top="0in" fo:margin-bottom="0in" loext:contextual-spacing="false" fo:text-align="justify" style:justify-single-word="false"/>
      <style:text-properties style:font-name="Times New Roman" fo:font-size="11pt" officeooo:paragraph-rsid="00051bc7" style:font-size-asian="11pt" style:font-size-complex="11pt"/>
    </style:style>
    <style:style style:name="P11" style:family="paragraph" style:parent-style-name="Standard" style:list-style-name="L1">
      <style:paragraph-properties fo:margin-top="0in" fo:margin-bottom="0in" loext:contextual-spacing="false" fo:text-align="justify" style:justify-single-word="false"/>
      <style:text-properties style:font-name="Times New Roman" fo:font-size="11pt" officeooo:rsid="00051bc7" officeooo:paragraph-rsid="00051bc7" style:font-size-asian="11pt" style:font-size-complex="11pt"/>
    </style:style>
    <style:style style:name="P12" style:family="paragraph" style:parent-style-name="Standard">
      <style:paragraph-properties fo:margin-top="0in" fo:margin-bottom="0in" loext:contextual-spacing="false" fo:text-align="justify" style:justify-single-word="false"/>
      <style:text-properties style:font-name="Times New Roman" fo:font-size="11pt" officeooo:rsid="00051bc7" officeooo:paragraph-rsid="00051bc7" style:font-size-asian="11pt" style:font-size-complex="11pt"/>
    </style:style>
    <style:style style:name="P13" style:family="paragraph" style:parent-style-name="Standard" style:list-style-name="L2">
      <style:paragraph-properties fo:margin-top="0in" fo:margin-bottom="0in" loext:contextual-spacing="false" fo:text-align="justify" style:justify-single-word="false"/>
      <style:text-properties style:font-name="Times New Roman" fo:font-size="11pt" officeooo:rsid="00051bc7" officeooo:paragraph-rsid="00051bc7" style:font-size-asian="11pt" style:font-size-complex="11pt"/>
    </style:style>
    <style:style style:name="P14" style:family="paragraph" style:parent-style-name="Standard" style:list-style-name="L3">
      <style:paragraph-properties fo:margin-top="0in" fo:margin-bottom="0in" loext:contextual-spacing="false" fo:text-align="justify" style:justify-single-word="false"/>
      <style:text-properties style:font-name="Times New Roman" fo:font-size="11pt" officeooo:rsid="00069168" officeooo:paragraph-rsid="00069168" style:font-size-asian="11pt" style:font-size-complex="11pt"/>
    </style:style>
    <style:style style:name="P15" style:family="paragraph" style:parent-style-name="Standard">
      <style:paragraph-properties fo:margin-top="0.0398in" fo:margin-bottom="0.0398in" loext:contextual-spacing="false" fo:line-height="200%" fo:text-align="justify" style:justify-single-word="false"/>
      <style:text-properties style:font-name="Times New Roman" fo:font-size="11pt" officeooo:rsid="00069168" officeooo:paragraph-rsid="00069168" style:font-size-asian="11pt" style:font-size-complex="11pt"/>
    </style:style>
    <style:style style:name="P16" style:family="paragraph" style:parent-style-name="Text_20_body">
      <style:paragraph-properties fo:line-height="200%" fo:text-align="justify" style:justify-single-word="false"/>
    </style:style>
    <style:style style:name="P17" style:family="paragraph" style:parent-style-name="Text_20_body" style:list-style-name="L6">
      <style:paragraph-properties fo:line-height="200%" fo:text-align="justify" style:justify-single-word="false"/>
      <style:text-properties officeooo:paragraph-rsid="0018ffb3"/>
    </style:style>
    <style:style style:name="P18" style:family="paragraph" style:parent-style-name="Text_20_body" style:list-style-name="L7">
      <style:paragraph-properties fo:line-height="200%" fo:text-align="justify" style:justify-single-word="false"/>
    </style:style>
    <style:style style:name="P19" style:family="paragraph" style:parent-style-name="Text_20_body">
      <style:paragraph-properties fo:line-height="200%" fo:text-align="justify" style:justify-single-word="false"/>
      <style:text-properties officeooo:paragraph-rsid="0018ffb3"/>
    </style:style>
    <style:style style:name="P20" style:family="paragraph" style:parent-style-name="Text_20_body">
      <style:paragraph-properties fo:line-height="200%" fo:text-align="justify" style:justify-single-word="false"/>
      <style:text-properties style:font-name="Times New Roman" fo:font-size="11pt" style:font-size-asian="11pt" style:font-size-complex="11pt"/>
    </style:style>
    <style:style style:name="P21" style:family="paragraph" style:parent-style-name="Text_20_body">
      <style:paragraph-properties fo:line-height="200%" fo:text-align="justify" style:justify-single-word="false"/>
      <style:text-properties style:font-name="Times New Roman" fo:font-size="11pt" officeooo:paragraph-rsid="0018ffb3" style:font-size-asian="11pt" style:font-size-complex="11pt"/>
    </style:style>
    <style:style style:name="P22" style:family="paragraph" style:parent-style-name="Text_20_body">
      <style:paragraph-properties fo:line-height="200%" fo:text-align="justify" style:justify-single-word="false"/>
      <style:text-properties style:font-name="Times New Roman" fo:font-size="11pt" officeooo:rsid="001a6b37" officeooo:paragraph-rsid="001a6b37" style:font-size-asian="11pt" style:font-size-complex="11pt"/>
    </style:style>
    <style:style style:name="P23" style:family="paragraph" style:parent-style-name="Text_20_body">
      <style:paragraph-properties fo:line-height="200%" fo:text-align="center" style:justify-single-word="false"/>
      <style:text-properties style:font-name="Times New Roman" fo:font-size="11pt" officeooo:rsid="001a6b37" officeooo:paragraph-rsid="001a6b37" style:font-size-asian="11pt" style:font-size-complex="11pt"/>
    </style:style>
    <style:style style:name="P24" style:family="paragraph" style:parent-style-name="Text_20_body">
      <style:paragraph-properties fo:line-height="200%" fo:text-align="center" style:justify-single-word="false"/>
      <style:text-properties style:font-name="Times New Roman" fo:font-size="11pt" fo:font-weight="bold" officeooo:rsid="001a6b37" officeooo:paragraph-rsid="001a6b37" style:font-size-asian="11pt" style:font-weight-asian="bold" style:font-size-complex="11pt" style:font-weight-complex="bold"/>
    </style:style>
    <style:style style:name="P25" style:family="paragraph" style:parent-style-name="Text_20_body" style:list-style-name="L5">
      <style:paragraph-properties fo:margin-top="0in" fo:margin-bottom="0in" loext:contextual-spacing="false" fo:line-height="200%" fo:text-align="justify" style:justify-single-word="false"/>
      <style:text-properties officeooo:paragraph-rsid="0018ffb3"/>
    </style:style>
    <style:style style:name="P26" style:family="paragraph" style:parent-style-name="Text_20_body" style:list-style-name="L7">
      <style:paragraph-properties fo:margin-top="0in" fo:margin-bottom="0in" loext:contextual-spacing="false" fo:line-height="200%" fo:text-align="justify" style:justify-single-word="false"/>
    </style:style>
    <style:style style:name="P27" style:family="paragraph" style:parent-style-name="Text_20_body" style:list-style-name="L4">
      <style:paragraph-properties fo:margin-top="0.0398in" fo:margin-bottom="0.0398in" loext:contextual-spacing="false" fo:line-height="200%" fo:text-align="justify" style:justify-single-word="false"/>
      <style:text-properties officeooo:paragraph-rsid="00111e0f"/>
    </style:style>
    <style:style style:name="P28" style:family="paragraph" style:parent-style-name="Preformatted_20_Text">
      <style:paragraph-properties fo:margin-top="0in" fo:margin-bottom="0.1965in" loext:contextual-spacing="false" fo:line-height="200%" fo:text-align="justify" style:justify-single-word="false"/>
      <style:text-properties style:font-name="Times New Roman" fo:font-size="11pt" style:font-size-asian="11pt" style:font-size-complex="11pt"/>
    </style:style>
    <style:style style:name="P29" style:family="paragraph" style:parent-style-name="Preformatted_20_Text">
      <style:paragraph-properties fo:margin-top="0in" fo:margin-bottom="0.1965in" loext:contextual-spacing="false" fo:line-height="200%" fo:text-align="justify" style:justify-single-word="false"/>
      <style:text-properties style:font-name="Times New Roman" fo:font-size="11pt" officeooo:paragraph-rsid="0016ea8e" style:font-size-asian="11pt" style:font-size-complex="11pt"/>
    </style:style>
    <style:style style:name="P30" style:family="paragraph" style:parent-style-name="Preformatted_20_Text">
      <style:paragraph-properties fo:line-height="200%" fo:text-align="justify" style:justify-single-word="false"/>
      <style:text-properties style:font-name="Times New Roman"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officeooo:rsid="00051bc7" style:font-weight-asian="normal" style:font-weight-complex="normal"/>
    </style:style>
    <style:style style:name="T3" style:family="text">
      <style:text-properties fo:font-weight="normal" officeooo:rsid="00069168" style:font-weight-asian="normal" style:font-weight-complex="normal"/>
    </style:style>
    <style:style style:name="T4" style:family="text">
      <style:text-properties fo:font-weight="normal" officeooo:rsid="00090aed" style:font-weight-asian="normal" style:font-weight-complex="normal"/>
    </style:style>
    <style:style style:name="T5" style:family="text">
      <style:text-properties officeooo:rsid="0007794b"/>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07794b" style:font-style-asian="italic" style:font-style-complex="italic"/>
    </style:style>
    <style:style style:name="T9" style:family="text">
      <style:text-properties fo:font-style="italic" officeooo:rsid="00090aed"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none" fo:font-weight="normal" officeooo:rsid="00051bc7" style:font-style-asian="italic" style:font-weight-asian="normal" style:font-style-complex="italic"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style>
    <style:style style:name="T14" style:family="text">
      <style:text-properties fo:font-weight="bold" officeooo:rsid="00111e0f"/>
    </style:style>
    <style:style style:name="T15" style:family="text">
      <style:text-properties style:font-name="Times New Roman"/>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size="11pt" fo:font-weight="normal" style:font-size-asian="11pt" style:font-weight-asian="normal" style:font-size-complex="11pt" style:font-weight-complex="normal"/>
    </style:style>
    <style:style style:name="T18" style:family="text">
      <style:text-properties style:font-name="Times New Roman" fo:font-size="11pt" fo:font-weight="normal" officeooo:rsid="00069168" style:font-size-asian="11pt" style:font-weight-asian="normal" style:font-size-complex="11pt" style:font-weight-complex="normal"/>
    </style:style>
    <style:style style:name="T19" style:family="text">
      <style:text-properties style:font-name="Times New Roman" fo:font-size="11pt" style:font-size-asian="11pt" style:font-size-complex="11pt"/>
    </style:style>
    <style:style style:name="T20" style:family="text">
      <style:text-properties style:font-name="Times New Roman" fo:font-size="11pt" officeooo:rsid="00111e0f" style:font-size-asian="11pt" style:font-size-complex="11pt"/>
    </style:style>
    <style:style style:name="T21" style:family="text">
      <style:text-properties style:font-name="Times New Roman" fo:font-size="11pt" officeooo:rsid="0018ffb3" style:font-size-asian="11pt" style:font-size-complex="11pt"/>
    </style:style>
    <style:style style:name="T22" style:family="text">
      <style:text-properties style:font-name="Times New Roman" fo:font-size="11pt" fo:font-weight="bold" style:font-size-asian="11pt" style:font-weight-asian="bold" style:font-size-complex="11pt" style:font-weight-complex="bold"/>
    </style:style>
    <style:style style:name="T23" style:family="text">
      <style:text-properties style:font-name="Times New Roman" fo:font-size="11pt" fo:font-style="italic" style:font-size-asian="11pt" style:font-style-asian="italic" style:font-size-complex="11pt" style:font-style-complex="italic"/>
    </style:style>
    <style:style style:name="T2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Times New Roman" fo:font-style="italic" fo:font-weight="normal" officeooo:rsid="00111e0f" style:font-style-asian="italic" style:font-weight-asian="normal" style:font-style-complex="italic" style:font-weight-complex="normal"/>
    </style:style>
    <style:style style:name="T26" style:family="text">
      <style:text-properties style:font-name="Times New Roman" officeooo:rsid="0018ffb3"/>
    </style:style>
    <style:style style:name="T27" style:family="text">
      <style:text-properties officeooo:rsid="0018ff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3"/>
      <text:p text:style-name="P3"/>
      <text:p text:style-name="P3"/>
      <text:p text:style-name="P3">Swing Drag and Drop and data transfer</text:p>
      <text:p text:style-name="P3"/>
      <text:p text:style-name="P3"/>
      <text:p text:style-name="P4">Michele Fattoruso</text:p>
      <text:p text:style-name="P4"/>
      <text:p text:style-name="P4"/>
      <text:p text:style-name="P4"/>
      <text:p text:style-name="P4"/>
      <text:p text:style-name="P4"/>
      <text:p text:style-name="P4"/>
      <text:p text:style-name="P4"/>
      <text:p text:style-name="P4"/>
      <text:p text:style-name="P4"/>
      <text:p text:style-name="P4"/>
      <text:p text:style-name="P4">Programming in Java</text:p>
      <text:p text:style-name="P4">Northern Illinois University</text:p>
      <text:p text:style-name="P4">Prof. Geoffrey D. Decker</text:p>
      <text:p text:style-name="P4">08/07/2018</text:p>
      <text:p text:style-name="P2"/>
      <text:p text:style-name="P1"/>
      <text:p text:style-name="P6"><text:soft-page-break/>In computer <text:span text:style-name="T5">G</text:span>raphical <text:span text:style-name="T5">U</text:span>ser <text:span text:style-name="T5">I</text:span>nterfaces (GUI), drag and drop is a pointing device gesture in which the user</text:p>
      <text:p text:style-name="P6">selects a virtual object by “grabbing” it and dragging it to a different location or onto another virtual object. In general, it can be used to invoke many kind of actions, or create various types of associations between two abstract objects.</text:p>
      <text:p text:style-name="P5">As a feature, drag-and-drop support is not found in all software, through it is sometimes a fast and easy-to-learn technique.</text:p>
      <text:p text:style-name="P5">Drag and drop, along with cut, copy and paste ( collectively called data transfer) are essential features of most applications.</text:p>
      <text:p text:style-name="P5">Technically speaking, all Swing components support drag and drop, as the data transfer mechanism is build into every <text:span text:style-name="T7">JComponent</text:span>, superclass of every element in a Swing graphical interface. </text:p>
      <text:p text:style-name="P7">Components like <text:span text:style-name="T7">J</text:span><text:span text:style-name="T8">C</text:span><text:span text:style-name="T7">olorChooser</text:span>, <text:span text:style-name="T7">JtextPane</text:span>, <text:span text:style-name="T7">JtextField</text:span> recognize the drag gesture once the <text:span text:style-name="T7">setDragEnabled(true)</text:span> method is invoked on the component.</text:p>
      <text:p text:style-name="P7">At the heart of the data transfer mechanism is the <text:span text:style-name="T7">TransferHandler</text:span> class, which provides easy mechanism for transferring data to and from a <text:span text:style-name="T7">JComponent</text:span>. </text:p>
      <text:p text:style-name="P7">As mentioned before, some components already have a default implementation of the <text:span text:style-name="T7">TransferHandler</text:span> class, but not all the component have that. The reason behind that it that is that we cannot identify an unique behavior for all the components, and what you have in mind that a drag and drop feature could do can be totally different from what the swing implementation might be.</text:p>
      <text:p text:style-name="P7">To add this functionality to a custom component, or the ones not supported, we can install a custom <text:span text:style-name="T7">TransferHandler</text:span> onto a <text:span text:style-name="T9">S</text:span><text:span text:style-name="T7">wing</text:span> component, replacing the default one if existed. If we want for example to implement a <text:span text:style-name="T7">TransferHandler</text:span> that handles text, we will need to implement both the text import and export method.</text:p>
      <text:p text:style-name="P8">To implement the export method, we will need to override:</text:p>
      <text:list xml:id="list4002253008" text:style-name="L1">
        <text:list-item>
          <text:p text:style-name="P10"><text:span text:style-name="T11">getSourceActions(JComponent)</text:span><text:span text:style-name="T2">: used to query what actions, such as COPY or MOVE are supported by the source components.</text:span></text:p>
        </text:list-item>
        <text:list-item>
          <text:p text:style-name="P11"><text:span text:style-name="T12">createTransferable(JComponent)</text:span><text:span text:style-name="T1">: Bundles up the data to be exported into a Transferable object in preparation for the transfer.</text:span></text:p>
        </text:list-item>
        <text:list-item>
          <text:p text:style-name="P11"><text:soft-page-break/><text:span text:style-name="T10">exportDone(JComponent, Transferable, int)</text:span><text:span text:style-name="T1">: that is invoked after the export is complete, and this is where any necessary cleanup occurs.</text:span></text:p>
        </text:list-item>
      </text:list>
      <text:p text:style-name="P12"><text:span text:style-name="T1">To implement the import method used for importing data into a component, the </text:span><text:span text:style-name="T12">TransferHandler</text:span><text:span text:style-name="T1"> methods for importing data are:</text:span></text:p>
      <text:list xml:id="list2150549211" text:style-name="L2">
        <text:list-item>
          <text:p text:style-name="P13"><text:span text:style-name="T12">canImport(TransferHandler.TransferSupport)</text:span><text:span text:style-name="T1">: this method is called repeatedly during a drag gesture, and returns true if the area below the cursor can accept the transfer, or false if the transfer will be rejected.</text:span></text:p>
        </text:list-item>
        <text:list-item>
          <text:p text:style-name="P13"><text:span text:style-name="T12">importData(TransferHandler.TransferSupport)</text:span><text:span text:style-name="T1">: this method is called on a successful drop or paste, and initiate the transfer of data to the target component.</text:span></text:p>
        </text:list-item>
      </text:list>
      <text:p text:style-name="P12"><text:span text:style-name="T1">Both the import method takes a </text:span><text:span text:style-name="T12">TransferSupport</text:span><text:span text:style-name="T1"> class. This class serves to support the transfer process, </text:span><text:span text:style-name="T3">with several utility methods:</text:span></text:p>
      <text:list xml:id="list2942621012" text:style-name="L3">
        <text:list-item>
          <text:p text:style-name="P14"><text:span text:style-name="T12">Component getComponent()</text:span><text:span text:style-name="T1">: returns the targe</text:span><text:span text:style-name="T4">t</text:span><text:span text:style-name="T1"> component of the transferring</text:span></text:p>
        </text:list-item>
        <text:list-item>
          <text:p text:style-name="P14"><text:span text:style-name="T12">int getDropAction()</text:span><text:span text:style-name="T1">: Returns the chosen action when the transfer is a drop</text:span></text:p>
        </text:list-item>
        <text:list-item>
          <text:p text:style-name="P14"><text:span text:style-name="T12">DataFlavor[] getDataFlavors()</text:span><text:span text:style-name="T1">: returns all the data flavors supported by this component,for example, a component might support files and text, or text and color.</text:span></text:p>
        </text:list-item>
        <text:list-item>
          <text:p text:style-name="P14"><text:span text:style-name="T12">Boolean isDataFlavorSupported(DataFlavor)</text:span><text:span text:style-name="T1">: return true id the specified </text:span><text:span text:style-name="T12">DataFlavor</text:span><text:span text:style-name="T1"> is supported.</text:span></text:p>
        </text:list-item>
        <text:list-item>
          <text:p text:style-name="P14"><text:span text:style-name="T12">Transferable getTransferable()</text:span><text:span text:style-name="T1">: returns the Transferable data for this transfer.</text:span></text:p>
        </text:list-item>
        <text:list-item>
          <text:p text:style-name="P14"><text:span text:style-name="T12">DropLocation getDropLocation()</text:span><text:span text:style-name="T1">: returns the drop location in the component</text:span></text:p>
        </text:list-item>
      </text:list>
      <text:p text:style-name="P9"/>
      <text:p text:style-name="P15"><text:span text:style-name="T16">When enabling drop on a component, such as a list, you need to decide how you want the drop location to be interpreted. For example, do you want to restrict the user to replacing existing entries? Do you want to only allow adding or inserting new entries? Do you want to allow both? To configure this behavior, the </text:span><text:span text:style-name="Source_20_Text"><text:span text:style-name="T25">JList</text:span></text:span><text:span text:style-name="T16"> class provides the </text:span><text:span text:style-name="Source_20_Text"><text:span text:style-name="T25">setDropMode</text:span></text:span><text:span text:style-name="T16"> method which supports the following drop modes:</text:span></text:p>
      <text:list xml:id="list878398901" text:style-name="L4">
        <text:list-item>
          <text:p text:style-name="P27"><text:span text:style-name="Source_20_Text"><text:span text:style-name="T18">DropMode.ON</text:span></text:span><text:span text:style-name="T18">,This mode can be used to drop on top of existing list items. </text:span></text:p>
        </text:list-item>
      </text:list>
      <text:list xml:id="list2461009979" text:style-name="L5">
        <text:list-item>
          <text:p text:style-name="P25"><text:span text:style-name="T19">In </text:span><text:span text:style-name="Source_20_Text"><text:span text:style-name="T19">DropMode.INSERT</text:span></text:span><text:span text:style-name="T19">, the user is restricted to selecting the space between existing list items, or before the first item or after the last item in the list. </text:span></text:p>
        </text:list-item>
      </text:list>
      <text:list xml:id="list351780492" text:style-name="L6">
        <text:list-item>
          <text:p text:style-name="P17"><text:soft-page-break/><text:span text:style-name="Source_20_Text"><text:span text:style-name="T19">DropMode.ON_OR_INSERT</text:span></text:span><text:span text:style-name="T19"> is a combination of the </text:span><text:span text:style-name="Source_20_Text"><text:span text:style-name="T19">ON</text:span></text:span><text:span text:style-name="T19"> and </text:span><text:span text:style-name="Source_20_Text"><text:span text:style-name="T19">INSERT</text:span></text:span><text:span text:style-name="T19"> modes.</text:span></text:p>
        </text:list-item>
      </text:list>
      <text:p text:style-name="P19"><text:span text:style-name="T19">very drag source (Java based or otherwise) advertises the set of actions it supports when exporting data. If it supports data being copied, it advertises the </text:span><text:span text:style-name="Source_20_Text"><text:span text:style-name="T19">COPY</text:span></text:span><text:span text:style-name="T19"> action; if it supports data being moved from it, then it advertises the </text:span><text:span text:style-name="Source_20_Text"><text:span text:style-name="T19">MOVE</text:span></text:span><text:span text:style-name="T19"> action, and so on. For Swing components, the source actions are advertised through the </text:span><text:a xlink:type="simple" xlink:href="https://docs.oracle.com/javase/8/docs/api/javax/swing/TransferHandler.html#getSourceActions-javax.swing.JComponent-" office:target-frame-name="_blank" xlink:show="new" text:style-name="Internet_20_link" text:visited-style-name="Visited_20_Internet_20_Link"><text:span text:style-name="Source_20_Text"><text:span text:style-name="T20">g</text:span></text:span></text:a><text:span text:style-name="Source_20_Text"><text:span text:style-name="T20">etSourceActions</text:span></text:span><text:span text:style-name="T19"> method.</text:span></text:p>
      <text:p text:style-name="P20"/>
      <text:p text:style-name="P30">public boolean canImport(TransferHandler.TransferSupport support) {</text:p>
      <text:p text:style-name="P30"><text:s text:c="9"/>// check if the source actions (a bitwise-OR of supported actions)</text:p>
      <text:p text:style-name="P30"><text:s text:c="4"/>// contains the COPY action</text:p>
      <text:p text:style-name="P30"><text:s text:c="4"/><text:span text:style-name="T13">boolean copySupported = (COPY &amp; support.getSourceDropActions()) == COPY;</text:span></text:p>
      <text:p text:style-name="P30"><text:s text:c="4"/><text:span text:style-name="T13">if (copySupported) {</text:span></text:p>
      <text:p text:style-name="P30"><text:s text:c="8"/><text:span text:style-name="T13">support.setDropAction(COPY);</text:span></text:p>
      <text:p text:style-name="P30"><text:s text:c="8"/><text:span text:style-name="T13">return true;</text:span></text:p>
      <text:p text:style-name="P29"><text:s text:c="4"/><text:span text:style-name="T13">}</text:span></text:p>
      <text:p text:style-name="P29"><text:span text:style-name="T14">}</text:span></text:p>
      <text:p text:style-name="P16"><text:span text:style-name="T19">If copy is supported, the </text:span><text:span text:style-name="Source_20_Text"><text:span text:style-name="T23">setDropAction</text:span></text:span><text:span text:style-name="T19"> method is invoked to ensure that only a copy action will take place and the method returns true.</text:span></text:p>
      <text:p text:style-name="P16"><text:span text:style-name="T19">Generally during a drag operation, a component gives visual feedback when it can accept the data. It might highlight the drop location, or it might show a caret or a horizontal line where the insertion would occur. Swing renders the drop location when the </text:span><text:span text:style-name="Source_20_Text"><text:span text:style-name="T23">canImport</text:span></text:span><text:span text:style-name="T19"> method for the component's </text:span><text:span text:style-name="Source_20_Text"><text:span text:style-name="T23">TransferHandler</text:span></text:span><text:span text:style-name="T19"> returns true.</text:span></text:p>
      <text:p text:style-name="P16"><text:span text:style-name="T19">To control this programmatically, you can use the </text:span><text:span text:style-name="Source_20_Text"><text:span text:style-name="T23">setShowDropLocation</text:span></text:span><text:span text:style-name="T19"> method. Calling this method with </text:span><text:span text:style-name="Source_20_Text"><text:span text:style-name="T19">true</text:span></text:span><text:span text:style-name="T19"> causes the visual feedback for the drop location to always be displayed, even if the drop will not be accepted. Calling this method with </text:span><text:span text:style-name="Source_20_Text"><text:span text:style-name="T19">false</text:span></text:span><text:span text:style-name="T19"> prevents any visual feedback, even if the drop will be accepted. You always invoke this method from </text:span><text:span text:style-name="Source_20_Text"><text:span text:style-name="T23">canImport</text:span></text:span><text:span text:style-name="T19">.</text:span></text:p>
      <text:p text:style-name="P20"><text:soft-page-break/></text:p>
      <text:p text:style-name="P20"><text:span text:style-name="T27">It is possible also to </text:span>set a <text:span text:style-name="Source_20_Text"><text:span text:style-name="T15">TransferHandler</text:span></text:span> directly on a top-level container, such as <text:span text:style-name="T27">a </text:span><text:span text:style-name="Source_20_Text"><text:span text:style-name="T15">JFrame</text:span></text:span> and <text:span text:style-name="Source_20_Text"><text:span text:style-name="T15">J</text:span></text:span><text:span text:style-name="Source_20_Text"><text:span text:style-name="T26">Panel</text:span></text:span>.</text:p>
      <text:p text:style-name="P21">This is particularly useful for applications that import files, such as editors, IDEs, image manipulation programs,</text:p>
      <text:p text:style-name="P21">CD burning programs. </text:p>
      <text:p text:style-name="P19"><text:span text:style-name="T21">To allow the user to export classes, t</text:span><text:span text:style-name="T19">he </text:span><text:span text:style-name="Source_20_Text"><text:span text:style-name="T19">DataFlavor</text:span></text:span><text:span text:style-name="T19"> class allows you to specify the content type of your data. </text:span></text:p>
      <text:p text:style-name="P19"><text:span text:style-name="T21">W</text:span><text:span text:style-name="T19">hen fetching the data from the </text:span><text:span text:style-name="Source_20_Text"><text:span text:style-name="T23">importData</text:span></text:span><text:span text:style-name="T19"> method. Several flavor types are predefined for you:</text:span></text:p>
      <text:list xml:id="list4270413119" text:style-name="L7">
        <text:list-item>
          <text:p text:style-name="P26"><text:span text:style-name="Source_20_Text"><text:span text:style-name="T22">imageFlavor</text:span></text:span><text:span text:style-name="T19"> represents data in the </text:span><text:span text:style-name="Source_20_Text"><text:span text:style-name="T24">java.awt.Image</text:span></text:span><text:span text:style-name="T19"> format. This is used when dragging image data. </text:span></text:p>
        </text:list-item>
        <text:list-item>
          <text:p text:style-name="P26"><text:span text:style-name="Source_20_Text"><text:span text:style-name="T22">stringFlavor</text:span></text:span><text:span text:style-name="T19"> represents data in the most basic form of text </text:span><text:span text:style-name="Source_20_Text"><text:span text:style-name="T23">java.lang.String</text:span></text:span><text:span text:style-name="T19">. This is the most commonly used data flavor for most applications. </text:span></text:p>
        </text:list-item>
        <text:list-item>
          <text:p text:style-name="P18"><text:span text:style-name="Source_20_Text"><text:span text:style-name="T22">javaFileListFlavor</text:span></text:span><text:span text:style-name="T19"> represents </text:span><text:span text:style-name="Source_20_Text"><text:span text:style-name="T23">java.io.File</text:span></text:span><text:span text:style-name="T19"> objects in a </text:span><text:span text:style-name="Source_20_Text"><text:span text:style-name="T23">java.util.List</text:span></text:span><text:span text:style-name="T19"> format. This is useful for applications that drag files. </text:span></text:p>
        </text:list-item>
      </text:list>
      <text:p text:style-name="P20">For most applications, this is all you need to know about data flavors. However, if you require a flavor other than these predefined types, you can create your own. </text:p>
      <text:p text:style-name="P19"><text:span text:style-name="T19">Creating a data flavor using the </text:span><text:span text:style-name="Source_20_Text"><text:span text:style-name="T23">DataFlavor(Class, String)</text:span></text:span><text:span text:style-name="T19"> constructor allows you to transfer data between applications, including native applications. If you want to create a data flavor that transfers data only within an application, use</text:span><text:span text:style-name="T23"> </text:span><text:span text:style-name="Source_20_Text"><text:span text:style-name="T23">javaJVMLocalObjectMimeType</text:span></text:span><text:span text:style-name="T19"> and the </text:span><text:span text:style-name="Source_20_Text"><text:span text:style-name="T23">DataFlavor(String)</text:span></text:span><text:span text:style-name="T23"> </text:span><text:span text:style-name="T19">constructor.</text:span></text:p>
      <text:p text:style-name="P19"><text:span text:style-name="T19">For example, to specify a data flavor that transfers color from a </text:span><text:span text:style-name="Source_20_Text"><text:span text:style-name="T24">JColorChooser</text:span></text:span><text:span text:style-name="T19"> only within your application, you could use this code:</text:span></text:p>
      <text:p text:style-name="P30">String colorType = DataFlavor.javaJVMLocalObjectMimeType ;class=java.awt.Color";</text:p>
      <text:p text:style-name="P28">DataFlavor colorFlavor = new DataFlavor(colorType);</text:p>
      <text:p text:style-name="P16"><text:span text:style-name="T19">To create a data flavor for an </text:span><text:span text:style-name="Source_20_Text"><text:span text:style-name="T19">ArrayList</text:span></text:span><text:span text:style-name="T19"> that would work only within your application:</text:span></text:p>
      <text:p text:style-name="P30">new DataFlavor(DataFlavor.javaJVMLocalObjectMimeType ;class=java.util.ArrayList");</text:p>
      <text:p text:style-name="P20">To create a data flavor for an integer array:</text:p>
      <text:p text:style-name="P30"><text:soft-page-break/>new DataFlavor(DataFlavor.javaJVMLocalObjectMimeType ;class=\"" + int[].class.getName() + "\"");</text:p>
      <text:p text:style-name="P2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BIBLIOGRAPHY</text:p>
      <text:p text:style-name="P22">Deitel, P. J. (2018). <text:span text:style-name="T6">Java how to program</text:span>. NY, NY: Pearson. </text:p>
      <text:p text:style-name="P22">JDK 10 Documentation. (2006, December 08). Retrieved from https://docs.oracle.com/javase/1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15:26:06.886471193</meta:creation-date>
    <dc:date>2018-08-06T22:50:57.294221268</dc:date>
    <meta:editing-duration>PT3H58M28S</meta:editing-duration>
    <meta:editing-cycles>9</meta:editing-cycles>
    <meta:generator>LibreOffice/5.4.6.2$Linux_X86_64 LibreOffice_project/40m0$Build-2</meta:generator>
    <meta:document-statistic meta:table-count="0" meta:image-count="0" meta:object-count="0" meta:page-count="7" meta:paragraph-count="66" meta:word-count="1178" meta:character-count="7785" meta:non-whitespace-character-count="6637"/>
  </office:meta>
</office:document-meta>
</file>